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6e2ee"/>
    </style:style>
    <style:style style:name="P2" style:family="paragraph" style:parent-style-name="Standard">
      <style:text-properties officeooo:rsid="0006e2ee" officeooo:paragraph-rsid="0006e2ee"/>
    </style:style>
    <style:style style:name="P3" style:family="paragraph" style:parent-style-name="Text_20_body">
      <style:text-properties officeooo:rsid="0006e2ee" officeooo:paragraph-rsid="0006e2ee"/>
    </style:style>
    <style:style style:name="P4" style:family="paragraph" style:parent-style-name="Text_20_body">
      <style:text-properties officeooo:rsid="0008c7b7" officeooo:paragraph-rsid="0008c7b7"/>
    </style:style>
    <style:style style:name="P5" style:family="paragraph" style:parent-style-name="Standard">
      <style:text-properties officeooo:rsid="0009ed0a" officeooo:paragraph-rsid="0009ed0a"/>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10"/>
    <style:style style:name="P16" style:family="paragraph" style:parent-style-name="Text_20_body" style:list-style-name="L11"/>
    <style:style style:name="P17" style:family="paragraph" style:parent-style-name="Text_20_body" style:list-style-name="L12"/>
    <style:style style:name="P18" style:family="paragraph" style:parent-style-name="Text_20_body" style:list-style-name="L13"/>
    <style:style style:name="P19" style:family="paragraph" style:parent-style-name="Text_20_body" style:list-style-name="L14"/>
    <style:style style:name="P20" style:family="paragraph" style:parent-style-name="Text_20_body" style:list-style-name="L15"/>
    <style:style style:name="P21" style:family="paragraph" style:parent-style-name="Text_20_body" style:list-style-name="L16"/>
    <style:style style:name="P22" style:family="paragraph" style:parent-style-name="Text_20_body" style:list-style-name="L17"/>
    <style:style style:name="P23" style:family="paragraph" style:parent-style-name="Text_20_body" style:list-style-name="L18"/>
    <style:style style:name="P24" style:family="paragraph" style:parent-style-name="Text_20_body">
      <style:text-properties officeooo:rsid="0009ed0a" officeooo:paragraph-rsid="0009ed0a"/>
    </style:style>
    <style:style style:name="P25" style:family="paragraph" style:parent-style-name="Text_20_body" style:list-style-name="L1">
      <style:paragraph-properties fo:margin-top="0cm" fo:margin-bottom="0cm" style:contextual-spacing="false"/>
    </style:style>
    <style:style style:name="P26" style:family="paragraph" style:parent-style-name="Text_20_body" style:list-style-name="L2">
      <style:paragraph-properties fo:margin-top="0cm" fo:margin-bottom="0cm" style:contextual-spacing="false"/>
    </style:style>
    <style:style style:name="P27" style:family="paragraph" style:parent-style-name="Text_20_body" style:list-style-name="L3">
      <style:paragraph-properties fo:margin-top="0cm" fo:margin-bottom="0cm" style:contextual-spacing="false"/>
    </style:style>
    <style:style style:name="P28" style:family="paragraph" style:parent-style-name="Text_20_body" style:list-style-name="L4">
      <style:paragraph-properties fo:margin-top="0cm" fo:margin-bottom="0cm" style:contextual-spacing="false"/>
    </style:style>
    <style:style style:name="P29" style:family="paragraph" style:parent-style-name="Text_20_body" style:list-style-name="L5">
      <style:paragraph-properties fo:margin-top="0cm" fo:margin-bottom="0cm" style:contextual-spacing="false"/>
    </style:style>
    <style:style style:name="P30" style:family="paragraph" style:parent-style-name="Text_20_body" style:list-style-name="L6">
      <style:paragraph-properties fo:margin-top="0cm" fo:margin-bottom="0cm" style:contextual-spacing="false"/>
    </style:style>
    <style:style style:name="P31" style:family="paragraph" style:parent-style-name="Text_20_body" style:list-style-name="L7">
      <style:paragraph-properties fo:margin-top="0cm" fo:margin-bottom="0cm" style:contextual-spacing="false"/>
    </style:style>
    <style:style style:name="P32" style:family="paragraph" style:parent-style-name="Text_20_body" style:list-style-name="L8">
      <style:paragraph-properties fo:margin-top="0cm" fo:margin-bottom="0cm" style:contextual-spacing="false"/>
    </style:style>
    <style:style style:name="P33" style:family="paragraph" style:parent-style-name="Text_20_body" style:list-style-name="L9">
      <style:paragraph-properties fo:margin-top="0cm" fo:margin-bottom="0cm" style:contextual-spacing="false"/>
    </style:style>
    <style:style style:name="P34" style:family="paragraph" style:parent-style-name="Text_20_body" style:list-style-name="L10">
      <style:paragraph-properties fo:margin-top="0cm" fo:margin-bottom="0cm" style:contextual-spacing="false"/>
    </style:style>
    <style:style style:name="P35" style:family="paragraph" style:parent-style-name="Text_20_body" style:list-style-name="L13">
      <style:paragraph-properties fo:margin-top="0cm" fo:margin-bottom="0cm" style:contextual-spacing="false"/>
    </style:style>
    <style:style style:name="P36" style:family="paragraph" style:parent-style-name="Text_20_body" style:list-style-name="L15">
      <style:paragraph-properties fo:margin-top="0cm" fo:margin-bottom="0cm" style:contextual-spacing="false"/>
    </style:style>
    <style:style style:name="P37" style:family="paragraph" style:parent-style-name="Text_20_body" style:list-style-name="L16">
      <style:paragraph-properties fo:margin-top="0cm" fo:margin-bottom="0cm" style:contextual-spacing="false"/>
    </style:style>
    <style:style style:name="P38" style:family="paragraph" style:parent-style-name="Text_20_body" style:list-style-name="L17">
      <style:paragraph-properties fo:margin-top="0cm" fo:margin-bottom="0cm" style:contextual-spacing="false"/>
    </style:style>
    <style:style style:name="P39" style:family="paragraph" style:parent-style-name="Text_20_body" style:list-style-name="L18">
      <style:paragraph-properties fo:margin-top="0cm" fo:margin-bottom="0cm" style:contextual-spacing="false"/>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p>
      <text:p text:style-name="Text_20_body">Le processus de recueil des besoins pour le développement de l'application mobile de la STEFEN nécessite une approche approfondie et structurée. Voici une liste des éléments à recueillir, des interlocuteurs et des parties prenantes, ainsi que de leurs rôles potentiels :</text:p>
      <text:list xml:id="list2576781451" text:style-name="L1">
        <text:list-item>
          <text:p text:style-name="P6"><text:span text:style-name="Strong_20_Emphasis">Objectifs et Finalités :</text:span></text:p>
          <text:list>
            <text:list-item>
              <text:p text:style-name="P25">Comprendre les objectifs stratégiques de la STEFEN avec cette application.</text:p>
            </text:list-item>
            <text:list-item>
              <text:p text:style-name="P25">Définir les finalités précises de l'application (réservation, consultation, modification, annulation, services innovants).</text:p>
            </text:list-item>
          </text:list>
        </text:list-item>
        <text:list-item>
          <text:p text:style-name="P6"><text:span text:style-name="Strong_20_Emphasis">Utilisateurs cibles :</text:span></text:p>
          <text:list>
            <text:list-item>
              <text:p text:style-name="P25">Identifier les différentes catégories d'utilisateurs (clients, agents de vente, administrateurs, etc.).</text:p>
            </text:list-item>
            <text:list-item>
              <text:p text:style-name="P25">Comprendre les besoins spécifiques de chaque catégorie d'utilisateur.</text:p>
            </text:list-item>
          </text:list>
        </text:list-item>
        <text:list-item>
          <text:p text:style-name="P6"><text:span text:style-name="Strong_20_Emphasis">Fonctionnalités requises :</text:span></text:p>
          <text:list>
            <text:list-item>
              <text:p text:style-name="P25">Énumérer les fonctionnalités de base telles que la réservation, la consultation, la modification et l'annulation.</text:p>
            </text:list-item>
            <text:list-item>
              <text:p text:style-name="P25">Explorer des fonctionnalités innovantes qui pourraient améliorer l'expérience utilisateur.</text:p>
            </text:list-item>
          </text:list>
        </text:list-item>
        <text:list-item>
          <text:p text:style-name="P6"><text:span text:style-name="Strong_20_Emphasis">Plateformes et Appareils :</text:span></text:p>
          <text:list>
            <text:list-item>
              <text:p text:style-name="P25">Définir les plateformes cibles (iOS, Android, etc.).</text:p>
            </text:list-item>
            <text:list-item>
              <text:p text:style-name="P25">Identifier les types de terminaux mobiles pris en charge (smartphones, tablettes).</text:p>
            </text:list-item>
          </text:list>
        </text:list-item>
        <text:list-item>
          <text:p text:style-name="P6"><text:span text:style-name="Strong_20_Emphasis">Intégration avec d'autres systèmes :</text:span></text:p>
          <text:list>
            <text:list-item>
              <text:p text:style-name="P25">Comprendre les intégrations nécessaires avec d'autres systèmes de la STEFEN (système de gestion des trains, systèmes de paiement, etc.).</text:p>
            </text:list-item>
          </text:list>
        </text:list-item>
        <text:list-item>
          <text:p text:style-name="P6"><text:span text:style-name="Strong_20_Emphasis">Sécurité et Confidentialité :</text:span></text:p>
          <text:list>
            <text:list-item>
              <text:p text:style-name="P25">Recueillir les exigences de sécurité pour les données des utilisateurs.</text:p>
            </text:list-item>
            <text:list-item>
              <text:p text:style-name="P25">S'assurer que les transactions et les informations personnelles sont sécurisées.</text:p>
            </text:list-item>
          </text:list>
        </text:list-item>
        <text:list-item>
          <text:p text:style-name="P6"><text:span text:style-name="Strong_20_Emphasis">Langues et Localisation :</text:span></text:p>
          <text:list>
            <text:list-item>
              <text:p text:style-name="P25">Définir les langues supportées.</text:p>
            </text:list-item>
            <text:list-item>
              <text:p text:style-name="P25">Identifier les besoins de localisation pour les utilisateurs dans différentes régions.</text:p>
            </text:list-item>
          </text:list>
        </text:list-item>
        <text:list-item>
          <text:p text:style-name="P6"><text:span text:style-name="Strong_20_Emphasis">Design et Interface Utilisateur :</text:span></text:p>
          <text:list>
            <text:list-item>
              <text:p text:style-name="P25">Recueillir les préférences en termes de design et d'ergonomie.</text:p>
            </text:list-item>
            <text:list-item>
              <text:p text:style-name="P25">S'assurer que l'interface utilisateur est conviviale et intuitive.</text:p>
            </text:list-item>
          </text:list>
        </text:list-item>
        <text:list-item>
          <text:p text:style-name="P6"><text:span text:style-name="Strong_20_Emphasis">Gestion des Retours Utilisateur :</text:span></text:p>
          <text:list>
            <text:list-item>
              <text:p text:style-name="P25">Mettre en place des mécanismes pour recueillir les retours des utilisateurs après le lancement.</text:p>
            </text:list-item>
            <text:list-item>
              <text:p text:style-name="P25">Planifier des mises à jour en fonction des retours reçus.</text:p>
            </text:list-item>
          </text:list>
        </text:list-item>
        <text:list-item>
          <text:p text:style-name="P6"><text:span text:style-name="Strong_20_Emphasis">Formation et Support :</text:span></text:p>
          <text:list>
            <text:list-item>
              <text:p text:style-name="P25">Identifier les besoins de formation pour les utilisateurs.</text:p>
            </text:list-item>
            <text:list-item>
              <text:p text:style-name="P25">Mettre en place des mécanismes de support pour résoudre les problèmes rencontrés par les utilisateurs.</text:p>
            </text:list-item>
          </text:list>
        </text:list-item>
        <text:list-item>
          <text:p text:style-name="P6"><text:soft-page-break/><text:span text:style-name="Strong_20_Emphasis">Budget et Contraintes :</text:span></text:p>
          <text:list>
            <text:list-item>
              <text:p text:style-name="P25">Comprendre les contraintes budgétaires et temporelles.</text:p>
            </text:list-item>
            <text:list-item>
              <text:p text:style-name="P25">Identifier les ressources disponibles pour le développement et la maintenance.</text:p>
            </text:list-item>
          </text:list>
        </text:list-item>
        <text:list-item>
          <text:p text:style-name="P6"><text:span text:style-name="Strong_20_Emphasis">Validation et Approbation :</text:span></text:p>
          <text:list>
            <text:list-item>
              <text:p text:style-name="P25">Définir un processus de validation des spécifications.</text:p>
            </text:list-item>
            <text:list-item>
              <text:p text:style-name="P6">Obtenir l'approbation formelle des parties prenantes avant le début du développement.</text:p>
            </text:list-item>
          </text:list>
        </text:list-item>
      </text:list>
      <text:p text:style-name="Text_20_body"><text:span text:style-name="Strong_20_Emphasis">Interlocuteurs et Parties Prenantes :</text:span></text:p>
      <text:list xml:id="list893071014" text:style-name="L2">
        <text:list-item>
          <text:p text:style-name="P26"><text:span text:style-name="Strong_20_Emphasis">Direction Exécutive de la STEFEN :</text:span> Pour les objectifs stratégiques et l'approbation.</text:p>
        </text:list-item>
        <text:list-item>
          <text:p text:style-name="P26"><text:span text:style-name="Strong_20_Emphasis">Responsables des Opérations Ferroviaires :</text:span> Pour les intégrations avec les systèmes existants.</text:p>
        </text:list-item>
        <text:list-item>
          <text:p text:style-name="P26"><text:span text:style-name="Strong_20_Emphasis">Service Marketing :</text:span> Pour les besoins des clients et la promotion de l'application.</text:p>
        </text:list-item>
        <text:list-item>
          <text:p text:style-name="P26"><text:span text:style-name="Strong_20_Emphasis">Équipe Informatique :</text:span> Pour le développement et la maintenance de l'application.</text:p>
        </text:list-item>
        <text:list-item>
          <text:p text:style-name="P7"><text:span text:style-name="Strong_20_Emphasis">Utilisateurs finaux (clients, agents de vente) :</text:span> Pour les besoins spécifiques et les retours d'expérience.</text:p>
        </text:list-item>
      </text:list>
      <text:p text:style-name="Text_20_body">En impliquant ces interlocuteurs et parties prenantes tout au long du processus, la STEFEN peut s'assurer que l'application répondra au mieux aux attentes de ses utilisateurs et contribuera de manière significative à son activité commerciale.</text:p>
      <text:p text:style-name="Standard"/>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2)</text:p>
      <text:p text:style-name="P1">Pour recueillir les besoins de manière approfondie et vous assurer que vous allez dans la bonne direction dans le développement de l'application mobile pour la STEFEN, suivez ces étapes méthodiques :</text:p>
      <text:list xml:id="list935121857" text:style-name="L3">
        <text:list-item>
          <text:p text:style-name="P8"><text:span text:style-name="Strong_20_Emphasis">Identification des Parties Prenantes :</text:span></text:p>
          <text:list>
            <text:list-item>
              <text:p text:style-name="P27">Identifiez toutes les parties prenantes internes et externes qui seront affectées par l'application. Cela peut inclure des représentants de la direction, des opérations ferroviaires, du service marketing, des utilisateurs finaux, et de l'équipe informatique.</text:p>
            </text:list-item>
          </text:list>
        </text:list-item>
        <text:list-item>
          <text:p text:style-name="P8"><text:span text:style-name="Strong_20_Emphasis">Entrevues individuelles :</text:span></text:p>
          <text:list>
            <text:list-item>
              <text:p text:style-name="P27">Planifiez des entrevues individuelles avec les parties prenantes clés pour comprendre leurs besoins, attentes et préoccupations spécifiques. Cela pourrait inclure des responsables opérationnels, des agents de vente, des utilisateurs finaux et d'autres parties prenantes.</text:p>
            </text:list-item>
          </text:list>
        </text:list-item>
        <text:list-item>
          <text:p text:style-name="P8"><text:span text:style-name="Strong_20_Emphasis">Ateliers de Groupe :</text:span></text:p>
          <text:list>
            <text:list-item>
              <text:p text:style-name="P27">Organisez des ateliers de groupe impliquant des représentants de chaque catégorie d'utilisateurs. Utilisez des méthodes de brainstorming pour encourager la génération d'idées et la discussion collaborative sur les fonctionnalités attendues.</text:p>
            </text:list-item>
          </text:list>
        </text:list-item>
        <text:list-item>
          <text:p text:style-name="P8"><text:span text:style-name="Strong_20_Emphasis">Analyse des Processus Existant :</text:span></text:p>
          <text:list>
            <text:list-item>
              <text:p text:style-name="P27">Analysez les processus actuels liés aux services ferroviaires pour identifier les lacunes, les inefficacités et les opportunités d'amélioration. Cela aidera à définir les fonctionnalités nécessaires dans l'application.</text:p>
            </text:list-item>
          </text:list>
        </text:list-item>
        <text:list-item>
          <text:p text:style-name="P8"><text:span text:style-name="Strong_20_Emphasis">Étude de Marché :</text:span></text:p>
          <text:list>
            <text:list-item>
              <text:p text:style-name="P27">Effectuez une étude de marché pour comprendre les tendances du marché, les attentes des clients et les fonctionnalités offertes par d'autres applications similaires.</text:p>
            </text:list-item>
          </text:list>
        </text:list-item>
        <text:list-item>
          <text:p text:style-name="P8"><text:span text:style-name="Strong_20_Emphasis">Prototypage Rapide :</text:span></text:p>
          <text:list>
            <text:list-item>
              <text:p text:style-name="P27">Créez des prototypes ou des maquettes de l'application pour visualiser les idées et obtenir des commentaires préliminaires sur le design et la convivialité.</text:p>
            </text:list-item>
          </text:list>
        </text:list-item>
        <text:list-item>
          <text:p text:style-name="P8"><text:span text:style-name="Strong_20_Emphasis">Questionnaires et Sondages :</text:span></text:p>
          <text:list>
            <text:list-item>
              <text:p text:style-name="P27">Concevez des questionnaires ciblés pour recueillir des données quantitatives auprès d'un large échantillon d'utilisateurs potentiels.</text:p>
            </text:list-item>
          </text:list>
        </text:list-item>
        <text:list-item>
          <text:p text:style-name="P8"><text:span text:style-name="Strong_20_Emphasis">Validation par Scénarios d'Utilisation :</text:span></text:p>
          <text:list>
            <text:list-item>
              <text:p text:style-name="P27">Développez des scénarios d'utilisation pour simuler comment les utilisateurs interagiront avec l'application dans différentes situations. Validez ces scénarios avec les parties prenantes.</text:p>
            </text:list-item>
          </text:list>
        </text:list-item>
        <text:list-item>
          <text:p text:style-name="P8"><text:span text:style-name="Strong_20_Emphasis">Validation Technique :</text:span></text:p>
          <text:list>
            <text:list-item>
              <text:p text:style-name="P27">Impliquez l'équipe informatique dans le processus pour valider la faisabilité technique des fonctionnalités proposées et identifier tout défi potentiel.</text:p>
            </text:list-item>
          </text:list>
        </text:list-item>
        <text:list-item>
          <text:p text:style-name="P8"><text:span text:style-name="Strong_20_Emphasis">Sessions de Retour Utilisateur :</text:span></text:p>
          <text:list>
            <text:list-item>
              <text:p text:style-name="P27">Organisez des sessions de retour utilisateur avec des prototypes fonctionnels pour recueillir des commentaires spécifiques sur l'expérience utilisateur réelle.</text:p>
            </text:list-item>
          </text:list>
        </text:list-item>
        <text:list-item>
          <text:p text:style-name="P8"><text:span text:style-name="Strong_20_Emphasis">Validation Formelle :</text:span></text:p>
          <text:list>
            <text:list-item>
              <text:p text:style-name="P27"><text:soft-page-break/>Présentez les spécifications finales aux parties prenantes pour validation formelle avant de passer à la phase de développement.</text:p>
            </text:list-item>
          </text:list>
        </text:list-item>
        <text:list-item>
          <text:p text:style-name="P8"><text:span text:style-name="Strong_20_Emphasis">Documentation et Approbation :</text:span></text:p>
          <text:list>
            <text:list-item>
              <text:p text:style-name="P8">Documentez de manière formelle tous les besoins recueillis, les spécifications et les validations obtenues. Obtenez l'approbation formelle des parties prenantes.</text:p>
            </text:list-item>
          </text:list>
        </text:list-item>
      </text:list>
      <text:p text:style-name="Text_20_body">En suivant ces étapes, vous pouvez créer un processus robuste qui assure une collecte approfondie des besoins, la participation de toutes les parties prenantes pertinentes, et la validation continue pour vous assurer que le projet va dans la bonne direction. La documentation formelle et l'approbation garantissent également la clarté et l'alignement avec les objectifs stratégiques de la STEFEN.</text:p>
      <text:p text:style-name="Text_20_body"/>
      <text:p text:style-name="Text_20_body"/>
      <text:p text:style-name="Text_20_body"/>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3)</text:p>
      <text:p text:style-name="P3">Le développement d'une application mobile pour la société de transport ferroviaire nationale (La STEFEN) est un projet stratégique qui nécessite une approche méthodique pour le recueil des besoins. Voici une démarche détaillée pour le processus de recueil des besoins :</text:p>
      <text:list xml:id="list3854643534" text:style-name="L4">
        <text:list-item>
          <text:p text:style-name="P9"><text:span text:style-name="Strong_20_Emphasis">Constitution d'une Équipe Projet :</text:span></text:p>
          <text:list>
            <text:list-item>
              <text:p text:style-name="P28">Mettez en place une équipe dédiée au projet, composée de membres représentant différents départements tels que la direction, les opérations ferroviaires, le service marketing, l'informatique, etc.</text:p>
            </text:list-item>
          </text:list>
        </text:list-item>
        <text:list-item>
          <text:p text:style-name="P9"><text:span text:style-name="Strong_20_Emphasis">Identification des Objectifs Stratégiques :</text:span></text:p>
          <text:list>
            <text:list-item>
              <text:p text:style-name="P28">Clarifiez les objectifs stratégiques de l'application en alignement avec la vision globale de la STEFEN. Déterminez comment l'application contribuera aux performances commerciales de l'entreprise.</text:p>
            </text:list-item>
          </text:list>
        </text:list-item>
        <text:list-item>
          <text:p text:style-name="P9"><text:span text:style-name="Strong_20_Emphasis">Analyse des Parties Prenantes :</text:span></text:p>
          <text:list>
            <text:list-item>
              <text:p text:style-name="P28">Identifiez toutes les parties prenantes internes et externes qui seront touchées par l'application. Cela peut inclure des clients, des employés, des partenaires, etc.</text:p>
            </text:list-item>
          </text:list>
        </text:list-item>
        <text:list-item>
          <text:p text:style-name="P9"><text:span text:style-name="Strong_20_Emphasis">Élaboration d'un Plan de Recueil des Besoins :</text:span></text:p>
          <text:list>
            <text:list-item>
              <text:p text:style-name="P28">Développez un plan détaillé pour le recueil des besoins. Spécifiez les méthodes, les outils, les ressources nécessaires, et définissez un calendrier réaliste.</text:p>
            </text:list-item>
          </text:list>
        </text:list-item>
        <text:list-item>
          <text:p text:style-name="P9"><text:span text:style-name="Strong_20_Emphasis">Entrevues et Ateliers de Travail :</text:span></text:p>
          <text:list>
            <text:list-item>
              <text:p text:style-name="P28">Organisez des entrevues individuelles avec les parties prenantes clés pour comprendre leurs attentes. De plus, organisez des ateliers de travail pour encourager la discussion et la collaboration entre les différents départements.</text:p>
            </text:list-item>
          </text:list>
        </text:list-item>
        <text:list-item>
          <text:p text:style-name="P9"><text:span text:style-name="Strong_20_Emphasis">Analyse des Processus Actuels :</text:span></text:p>
          <text:list>
            <text:list-item>
              <text:p text:style-name="P28">Analysez les processus de réservation, de consultation, de modification et d'annulation actuels pour identifier les forces et les faiblesses. Utilisez ces informations pour orienter le développement de l'application.</text:p>
            </text:list-item>
          </text:list>
        </text:list-item>
        <text:list-item>
          <text:p text:style-name="P9"><text:span text:style-name="Strong_20_Emphasis">Élaboration de Scénarios d'Utilisation :</text:span></text:p>
          <text:list>
            <text:list-item>
              <text:p text:style-name="P28">Développez des scénarios d'utilisation détaillés qui couvrent toutes les étapes du processus, de la réservation jusqu'à l'après-voyage. Cela aidera à visualiser les besoins des utilisateurs.</text:p>
            </text:list-item>
          </text:list>
        </text:list-item>
        <text:list-item>
          <text:p text:style-name="P9"><text:span text:style-name="Strong_20_Emphasis">Analyse des Tendances du Marché :</text:span></text:p>
          <text:list>
            <text:list-item>
              <text:p text:style-name="P28">Effectuez une étude de marché pour comprendre les attentes des clients, les tendances du secteur et les fonctionnalités offertes par les applications concurrentes.</text:p>
            </text:list-item>
          </text:list>
        </text:list-item>
        <text:list-item>
          <text:p text:style-name="P9"><text:span text:style-name="Strong_20_Emphasis">Prototypage Rapide :</text:span></text:p>
          <text:list>
            <text:list-item>
              <text:p text:style-name="P28">Créez des prototypes ou des maquettes de l'application pour obtenir des retours initiaux des parties prenantes et affiner les fonctionnalités.</text:p>
            </text:list-item>
          </text:list>
        </text:list-item>
        <text:list-item>
          <text:p text:style-name="P9"><text:span text:style-name="Strong_20_Emphasis">Questionnaires et Sondages :</text:span></text:p>
          <text:list>
            <text:list-item>
              <text:p text:style-name="P28">Distribuez des questionnaires ciblés pour obtenir des données quantitatives sur les besoins et les préférences des utilisateurs.</text:p>
            </text:list-item>
          </text:list>
        </text:list-item>
        <text:list-item>
          <text:p text:style-name="P9"><text:span text:style-name="Strong_20_Emphasis">Validation et Approbation :</text:span></text:p>
          <text:list>
            <text:list-item>
              <text:p text:style-name="P28"><text:soft-page-break/>Soumettez les résultats du recueil des besoins à une validation formelle impliquant la direction et les parties prenantes clés. Obtenez leur approbation avant de passer à la phase de développement.</text:p>
            </text:list-item>
          </text:list>
        </text:list-item>
        <text:list-item>
          <text:p text:style-name="P9"><text:span text:style-name="Strong_20_Emphasis">Documentation Détaillée des Besoins :</text:span></text:p>
          <text:list>
            <text:list-item>
              <text:p text:style-name="P9">Documentez tous les besoins recueillis de manière détaillée. Cela servira de référence tout au long du cycle de vie du projet.</text:p>
            </text:list-item>
          </text:list>
        </text:list-item>
      </text:list>
      <text:p text:style-name="Text_20_body">En suivant cette démarche, la STEFEN peut s'assurer que le recueil des besoins est approfondi, formel et aligné sur ses objectifs stratégiques. Cela jettera les bases solides nécessaires pour le développement d'une application mobile répondant aux attentes des clients et contribuant de manière significative à l'activité commerciale de l'entreprise.</text:p>
      <text:p text:style-name="P3"/>
      <text:p text:style-name="P3"/>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4)</text:p>
      <text:p text:style-name="P4"/>
      <text:p text:style-name="P4"><text:span text:style-name="Strong_20_Emphasis">Questionnaire de Recueil des Besoins pour l'Application Mobile STEFEN</text:span></text:p>
      <text:p text:style-name="Text_20_body"><text:span text:style-name="Strong_20_Emphasis">Section 1: Profil du Respondant</text:span></text:p>
      <text:p text:style-name="Text_20_body">1.1. <text:span text:style-name="Strong_20_Emphasis">Quel est votre âge?</text:span></text:p>
      <text:list xml:id="list219111701" text:style-name="L5">
        <text:list-item>
          <text:p text:style-name="P29">Moins de 18 ans</text:p>
        </text:list-item>
        <text:list-item>
          <text:p text:style-name="P29">18-24 ans</text:p>
        </text:list-item>
        <text:list-item>
          <text:p text:style-name="P29">25-34 ans</text:p>
        </text:list-item>
        <text:list-item>
          <text:p text:style-name="P29">35-44 ans</text:p>
        </text:list-item>
        <text:list-item>
          <text:p text:style-name="P29">45-54 ans</text:p>
        </text:list-item>
        <text:list-item>
          <text:p text:style-name="P29">55-64 ans</text:p>
        </text:list-item>
        <text:list-item>
          <text:p text:style-name="P10">65 ans et plus</text:p>
        </text:list-item>
      </text:list>
      <text:p text:style-name="Text_20_body">1.2. <text:span text:style-name="Strong_20_Emphasis">Quel est votre sexe?</text:span></text:p>
      <text:list xml:id="list1905025469" text:style-name="L6">
        <text:list-item>
          <text:p text:style-name="P30">Masculin</text:p>
        </text:list-item>
        <text:list-item>
          <text:p text:style-name="P30">Féminin</text:p>
        </text:list-item>
        <text:list-item>
          <text:p text:style-name="P11">Autre</text:p>
        </text:list-item>
      </text:list>
      <text:p text:style-name="Text_20_body">1.3. <text:span text:style-name="Strong_20_Emphasis">Quelle est votre fréquence d'utilisation des services de transport ferroviaire de la STEFEN?</text:span></text:p>
      <text:list xml:id="list3273989956" text:style-name="L7">
        <text:list-item>
          <text:p text:style-name="P31">Régulièrement (plusieurs fois par mois)</text:p>
        </text:list-item>
        <text:list-item>
          <text:p text:style-name="P31">Occasionnellement (une fois par mois)</text:p>
        </text:list-item>
        <text:list-item>
          <text:p text:style-name="P31">Rarement (moins d'une fois par mois)</text:p>
        </text:list-item>
        <text:list-item>
          <text:p text:style-name="P12">Première fois</text:p>
        </text:list-item>
      </text:list>
      <text:p text:style-name="Horizontal_20_Line"/>
      <text:p text:style-name="Text_20_body"><text:span text:style-name="Strong_20_Emphasis">Section 2: Utilisation Actuelle et Besoins</text:span></text:p>
      <text:p text:style-name="Text_20_body">2.1. <text:span text:style-name="Strong_20_Emphasis">Comment réservez-vous actuellement vos billets de train avec la STEFEN?</text:span></text:p>
      <text:list xml:id="list3863364769" text:style-name="L8">
        <text:list-item>
          <text:p text:style-name="P32">En ligne sur le site web</text:p>
        </text:list-item>
        <text:list-item>
          <text:p text:style-name="P32">En personne aux guichets</text:p>
        </text:list-item>
        <text:list-item>
          <text:p text:style-name="P32">Par téléphone</text:p>
        </text:list-item>
        <text:list-item>
          <text:p text:style-name="P13">Autre (précisez)</text:p>
        </text:list-item>
      </text:list>
      <text:p text:style-name="Text_20_body">2.2. <text:span text:style-name="Strong_20_Emphasis">Quelles sont les fonctionnalités que vous trouvez essentielles pour une application de réservation de billets de train? (Sélectionnez jusqu'à trois)</text:span></text:p>
      <text:list xml:id="list2176666779" text:style-name="L9">
        <text:list-item>
          <text:p text:style-name="P33">Réservation simple et rapide</text:p>
        </text:list-item>
        <text:list-item>
          <text:p text:style-name="P33">Consultation des horaires et des itinéraires</text:p>
        </text:list-item>
        <text:list-item>
          <text:p text:style-name="P33">Modification de la réservation</text:p>
        </text:list-item>
        <text:list-item>
          <text:p text:style-name="P33">Annulation de billets</text:p>
        </text:list-item>
        <text:list-item>
          <text:p text:style-name="P33">Notifications en temps réel</text:p>
        </text:list-item>
        <text:list-item>
          <text:p text:style-name="P33">Historique des voyages</text:p>
        </text:list-item>
        <text:list-item>
          <text:p text:style-name="P33">Service client intégré</text:p>
        </text:list-item>
        <text:list-item>
          <text:p text:style-name="P33">Offres spéciales et promotions</text:p>
        </text:list-item>
        <text:list-item>
          <text:p text:style-name="P14"><text:soft-page-break/>Autre (précisez)</text:p>
        </text:list-item>
      </text:list>
      <text:p text:style-name="Text_20_body">2.3. <text:span text:style-name="Strong_20_Emphasis">Quelles sont les principales difficultés que vous rencontrez actuellement lors de la réservation de billets de train avec la STEFEN?</text:span></text:p>
      <text:list xml:id="list1669481860" text:style-name="L10">
        <text:list-item>
          <text:p text:style-name="P34">Processus de réservation complexe</text:p>
        </text:list-item>
        <text:list-item>
          <text:p text:style-name="P34">Manque d'informations claires sur les horaires et les tarifs</text:p>
        </text:list-item>
        <text:list-item>
          <text:p text:style-name="P34">Difficulté à modifier ou annuler une réservation</text:p>
        </text:list-item>
        <text:list-item>
          <text:p text:style-name="P34">Problèmes liés aux paiements en ligne</text:p>
        </text:list-item>
        <text:list-item>
          <text:p text:style-name="P34">Manque de notifications en temps réel</text:p>
        </text:list-item>
        <text:list-item>
          <text:p text:style-name="P15">Autre (précisez)</text:p>
        </text:list-item>
      </text:list>
      <text:p text:style-name="Horizontal_20_Line"/>
      <text:p text:style-name="Text_20_body"><text:span text:style-name="Strong_20_Emphasis">Section 3: Attentes et Services Innovants</text:span></text:p>
      <text:p text:style-name="Text_20_body">3.1. <text:span text:style-name="Strong_20_Emphasis">Qu'attendez-vous de l'application mobile de la STEFEN pour améliorer votre expérience de voyage en train?</text:span></text:p>
      <text:list xml:id="list1305800561" text:style-name="L11">
        <text:list-item>
          <text:p text:style-name="P16">...</text:p>
        </text:list-item>
      </text:list>
      <text:p text:style-name="Text_20_body">3.2. <text:span text:style-name="Strong_20_Emphasis">Pouvez-vous suggérer des fonctionnalités ou des services innovants que vous aimeriez voir intégrés dans l'application?</text:span></text:p>
      <text:list xml:id="list4218114029" text:style-name="L12">
        <text:list-item>
          <text:p text:style-name="P17">...</text:p>
        </text:list-item>
      </text:list>
      <text:p text:style-name="Text_20_body">3.3. <text:span text:style-name="Strong_20_Emphasis">Quels sont les critères les plus importants pour vous lors du choix d'une application de réservation de billets de train?</text:span></text:p>
      <text:list xml:id="list3060284853" text:style-name="L13">
        <text:list-item>
          <text:p text:style-name="P35">Facilité d'utilisation</text:p>
        </text:list-item>
        <text:list-item>
          <text:p text:style-name="P35">Rapidité du processus de réservation</text:p>
        </text:list-item>
        <text:list-item>
          <text:p text:style-name="P35">Fiabilité des informations sur les horaires et les itinéraires</text:p>
        </text:list-item>
        <text:list-item>
          <text:p text:style-name="P35">Sécurité des transactions en ligne</text:p>
        </text:list-item>
        <text:list-item>
          <text:p text:style-name="P35">Disponibilité d'offres spéciales et de promotions</text:p>
        </text:list-item>
        <text:list-item>
          <text:p text:style-name="P18">Autre (précisez)</text:p>
        </text:list-item>
      </text:list>
      <text:p text:style-name="Horizontal_20_Line"/>
      <text:p text:style-name="Text_20_body"><text:span text:style-name="Strong_20_Emphasis">Section 4: Commentaires Additionnels</text:span></text:p>
      <text:p text:style-name="Text_20_body">4.1. <text:span text:style-name="Strong_20_Emphasis">Avez-vous des commentaires additionnels ou des suggestions que vous aimeriez partager concernant l'application mobile de la STEFEN?</text:span></text:p>
      <text:list xml:id="list1691903090" text:style-name="L14">
        <text:list-item>
          <text:p text:style-name="P19">...</text:p>
        </text:list-item>
      </text:list>
      <text:p text:style-name="Horizontal_20_Line"/>
      <text:p text:style-name="Text_20_body"><text:span text:style-name="Strong_20_Emphasis">Merci d'avoir pris le temps de remplir ce questionnaire. Vos commentaires sont précieux pour nous aider à développer une application qui répond à vos besoins.</text:span></text:p>
      <text:p text:style-name="P4"/>
      <text:p text:style-name="P2"/>
      <text:p text:style-name="P2"/>
      <text:p text:style-name="P2"/>
      <text:p text:style-name="P2"/>
      <text:p text:style-name="P5"><text:soft-page-break/>5) Synthèses</text:p>
      <text:p text:style-name="P5"/>
      <text:p text:style-name="P5"/>
      <text:p text:style-name="P24"><text:span text:style-name="Strong_20_Emphasis">Introduction :</text:span> La société de transport ferroviaire nationale, La STEFEN, s'est engagée dans le développement d'une application mobile visant à faciliter la réservation de billets, la consultation, les modifications, l'annulation, et à offrir des services innovants pour répondre aux attentes des clients avant, pendant et après leurs voyages en train. Le recueil des besoins, formalisé et approuvé, est essentiel compte tenu du caractère stratégique de cette application pour l'activité commerciale de la STEFEN.</text:p>
      <text:p text:style-name="Horizontal_20_Line"/>
      <text:p text:style-name="Text_20_body"><text:span text:style-name="Strong_20_Emphasis">Objectifs du Recueil des Besoins :</text:span></text:p>
      <text:list xml:id="list2722559474" text:style-name="L15">
        <text:list-item>
          <text:p text:style-name="P36">Clarifier les attentes des clients par rapport à l'application mobile.</text:p>
        </text:list-item>
        <text:list-item>
          <text:p text:style-name="P36">Identifier les fonctionnalités clés nécessaires pour une expérience utilisateur optimale.</text:p>
        </text:list-item>
        <text:list-item>
          <text:p text:style-name="P20">Aligner le développement de l'application sur les objectifs stratégiques de la STEFEN.</text:p>
        </text:list-item>
      </text:list>
      <text:p text:style-name="Horizontal_20_Line"/>
      <text:p text:style-name="Text_20_body"><text:span text:style-name="Strong_20_Emphasis">Méthodologie du Recueil des Besoins :</text:span></text:p>
      <text:list xml:id="list2819934286" text:style-name="L16">
        <text:list-item>
          <text:p text:style-name="P37">Entrevues individuelles avec des parties prenantes clés, y compris la direction, les opérations ferroviaires, le service marketing, et des utilisateurs potentiels.</text:p>
        </text:list-item>
        <text:list-item>
          <text:p text:style-name="P37">Ateliers de travail collaboratif pour encourager la discussion et la génération d'idées.</text:p>
        </text:list-item>
        <text:list-item>
          <text:p text:style-name="P37">Analyse des processus actuels liés aux services ferroviaires.</text:p>
        </text:list-item>
        <text:list-item>
          <text:p text:style-name="P37">Élaboration de scénarios d'utilisation détaillés pour visualiser les besoins des utilisateurs.</text:p>
        </text:list-item>
        <text:list-item>
          <text:p text:style-name="P21">Prototypage rapide pour obtenir des retours préliminaires sur le design et les fonctionnalités.</text:p>
        </text:list-item>
      </text:list>
      <text:p text:style-name="Horizontal_20_Line"/>
      <text:p text:style-name="Text_20_body"><text:span text:style-name="Strong_20_Emphasis">Résultats du Recueil des Besoins :</text:span></text:p>
      <text:list xml:id="list1015525769" text:style-name="L17">
        <text:list-item>
          <text:p text:style-name="P22"><text:span text:style-name="Strong_20_Emphasis">Fonctionnalités Essentielles :</text:span></text:p>
          <text:list>
            <text:list-item>
              <text:p text:style-name="P38">Réservation rapide et intuitive.</text:p>
            </text:list-item>
            <text:list-item>
              <text:p text:style-name="P38">Consultation claire des horaires et itinéraires.</text:p>
            </text:list-item>
            <text:list-item>
              <text:p text:style-name="P38">Possibilité de modifications et d'annulations simples.</text:p>
            </text:list-item>
            <text:list-item>
              <text:p text:style-name="P38">Notifications en temps réel pour les utilisateurs.</text:p>
            </text:list-item>
            <text:list-item>
              <text:p text:style-name="P38">Historique des voyages pour référence future.</text:p>
            </text:list-item>
          </text:list>
        </text:list-item>
        <text:list-item>
          <text:p text:style-name="P22"><text:span text:style-name="Strong_20_Emphasis">Services Innovants Suggérés par les Utilisateurs :</text:span></text:p>
          <text:list>
            <text:list-item>
              <text:p text:style-name="P38">Recommandations de voyage personnalisées.</text:p>
            </text:list-item>
            <text:list-item>
              <text:p text:style-name="P38">Informations en temps réel sur les services à bord.</text:p>
            </text:list-item>
            <text:list-item>
              <text:p text:style-name="P38">Intégration de services tiers, tels que la réservation d'hébergement.</text:p>
            </text:list-item>
            <text:list-item>
              <text:p text:style-name="P38">Programmes de fidélité et offres spéciales.</text:p>
            </text:list-item>
          </text:list>
        </text:list-item>
        <text:list-item>
          <text:p text:style-name="P22"><text:span text:style-name="Strong_20_Emphasis">Difficultés Actuelles à Surmonter :</text:span></text:p>
          <text:list>
            <text:list-item>
              <text:p text:style-name="P38">Simplifier le processus de réservation.</text:p>
            </text:list-item>
            <text:list-item>
              <text:p text:style-name="P38">Fournir des informations claires sur les horaires et les tarifs.</text:p>
            </text:list-item>
            <text:list-item>
              <text:p text:style-name="P38">Faciliter la modification et l'annulation des réservations.</text:p>
            </text:list-item>
          </text:list>
        </text:list-item>
        <text:list-item>
          <text:p text:style-name="P22"><text:span text:style-name="Strong_20_Emphasis">Attentes des Utilisateurs :</text:span></text:p>
          <text:list>
            <text:list-item>
              <text:p text:style-name="P38">Une application conviviale et facile à utiliser.</text:p>
            </text:list-item>
            <text:list-item>
              <text:p text:style-name="P38"><text:soft-page-break/>Des processus de réservation rapides et sans tracas.</text:p>
            </text:list-item>
            <text:list-item>
              <text:p text:style-name="P22">Des informations en temps réel pour planifier efficacement les voyages.</text:p>
            </text:list-item>
          </text:list>
        </text:list-item>
      </text:list>
      <text:p text:style-name="Horizontal_20_Line"/>
      <text:p text:style-name="Text_20_body"><text:span text:style-name="Strong_20_Emphasis">Recommandations et Justifications :</text:span></text:p>
      <text:list xml:id="list763697017" text:style-name="L18">
        <text:list-item>
          <text:p text:style-name="P23"><text:span text:style-name="Strong_20_Emphasis">Priorités de Développement :</text:span></text:p>
          <text:list>
            <text:list-item>
              <text:p text:style-name="P39">La priorité doit être accordée au développement des fonctionnalités de réservation, de consultation, de modification et d'annulation, afin de répondre aux besoins immédiats des utilisateurs.</text:p>
            </text:list-item>
          </text:list>
        </text:list-item>
        <text:list-item>
          <text:p text:style-name="P23"><text:span text:style-name="Strong_20_Emphasis">Intégration de Services Innovants :</text:span></text:p>
          <text:list>
            <text:list-item>
              <text:p text:style-name="P39">L'intégration de recommandations de voyage personnalisées et d'informations en temps réel sur les services à bord sera explorée pour différencier l'application et offrir une expérience unique.</text:p>
            </text:list-item>
          </text:list>
        </text:list-item>
        <text:list-item>
          <text:p text:style-name="P23"><text:span text:style-name="Strong_20_Emphasis">Optimisation de l'Expérience Utilisateur :</text:span></text:p>
          <text:list>
            <text:list-item>
              <text:p text:style-name="P39">L'accent sera mis sur la convivialité de l'application, avec une interface intuitive et des processus simplifiés pour garantir une expérience utilisateur optimale.</text:p>
            </text:list-item>
          </text:list>
        </text:list-item>
        <text:list-item>
          <text:p text:style-name="P23"><text:span text:style-name="Strong_20_Emphasis">Communication et Formation :</text:span></text:p>
          <text:list>
            <text:list-item>
              <text:p text:style-name="P23">Un plan de communication et de formation sera mis en place pour informer les utilisateurs des nouvelles fonctionnalités et assurer une transition en douceur vers l'application mobile.</text:p>
            </text:list-item>
          </text:list>
        </text:list-item>
      </text:list>
      <text:p text:style-name="Horizontal_20_Line"/>
      <text:p text:style-name="Text_20_body"><text:span text:style-name="Strong_20_Emphasis">Conclusion :</text:span> Le recueil des besoins a fourni des informations cruciales pour orienter le développement de l'application mobile STEFEN. Les résultats ont été analysés de manière à garantir la cohérence avec les objectifs stratégiques de l'entreprise. Les recommandations visent à créer une application réaliste, répondant aux attentes des clients et contribuant de manière significative à l'activité commerciale de la STEFEN.</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3T16:17:45.575872138</meta:creation-date>
    <dc:date>2024-01-10T15:51:27.221302609</dc:date>
    <meta:editing-duration>PT10M29S</meta:editing-duration>
    <meta:editing-cycles>3</meta:editing-cycles>
    <meta:generator>LibreOffice/7.0.4.2$Linux_X86_64 LibreOffice_project/00$Build-2</meta:generator>
    <meta:document-statistic meta:table-count="0" meta:image-count="0" meta:object-count="0" meta:page-count="10" meta:paragraph-count="199" meta:word-count="2308" meta:character-count="15631" meta:non-whitespace-character-count="13687"/>
  </office:meta>
</office:document-meta>
</file>